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57.05pt"/>
    </style:style>
    <style:style style:name="co2" style:family="table-column">
      <style:table-column-properties fo:break-before="auto" style:column-width="312.6pt"/>
    </style:style>
    <style:style style:name="co3" style:family="table-column">
      <style:table-column-properties fo:break-before="auto" style:column-width="744.9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2a00ff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name-complex="Monospace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2a00ff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normal" style:font-name-complex="Monospace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language="none" fo:country="none" style:language-asian="none" style:country-asian="none" style:language-complex="none" style:country-complex="none"/>
    </style:style>
    <style:style style:name="T1" style:family="text">
      <style:text-properties fo:color="#2a00ff" style:font-name="Monospace" fo:font-size="10pt" style:font-name-asian="Monospace" style:font-name-complex="Monospace" style:font-size-asian="10pt" style:font-size-complex="10pt"/>
    </style:style>
    <style:style style:name="T2" style:family="text">
      <style:text-properties style:font-name="Monospace" fo:font-size="10pt" style:font-name-asian="Monospace" style:font-name-complex="Monospace" style:font-size-asian="10pt" style:font-size-complex="10pt" fo:color="#000000"/>
    </style:style>
    <style:style style:name="T3" style:family="text">
      <style:text-properties fo:color="#000000" style:font-name-asian="Monospace"/>
    </style:style>
    <style:style style:name="T4" style:family="text">
      <style:text-properties style:font-name-asian="Monospace" fo:color="#2a00ff" style:font-name="Monospace" fo:font-size="10pt" style:font-name-complex="Monospace" style:font-size-asian="10pt" style:font-size-complex="10pt"/>
    </style:style>
    <style:style style:name="T5" style:family="text">
      <style:text-properties fo:color="#000000" style:font-name="Monospace" style:font-name-asian="Monospace" style:font-name-complex="Monospace"/>
    </style:style>
    <style:style style:name="T6" style:family="text">
      <style:text-properties style:font-name="Monospace" style:font-name-asian="Monospace" style:font-name-complex="Monospace" fo:color="#2a00ff" fo:font-size="10pt" style:font-size-asian="10pt" style:font-size-complex="10pt"/>
    </style:style>
    <style:style style:name="T7" style:family="text">
      <style:text-properties style:font-name="Monospace" style:font-name-asian="Monospace" style:font-name-complex="Monospace" fo:font-size="10pt" style:font-size-asian="10pt" style:font-size-complex="10pt" fo:color="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OUTPU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splay prompt to user: “Do you want to go upstairs or in kitchen?”</text:p>
          </table:table-cell>
        </table:table-row>
        <table:table-row table:style-name="ro1">
          <table:table-cell office:value-type="string" calcext:value-type="string">
            <text:p>receive initial input</text:p>
          </table:table-cell>
          <table:table-cell office:value-type="string" calcext:value-type="string">
            <text:p>decide to display either kitchen or upstairs question</text:p>
          </table:table-cell>
          <table:table-cell office:value-type="string" calcext:value-type="string">
            <text:p>if user entered “upstairs” display “<text:span text:style-name="T1">You are now in a hall way with a pile of trash and hole. Do you want to stay here? Y/N"</text:span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f user entered “kitchen” display <text:span text:style-name="T1">"You see an old and expensive looking bottle of wine and a sandwich, do you \"drink\" the wine or \"eat\" the sandwich?"</text:span><text:span text:style-name="T2">;</text:span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eceive input “upstairs”</text:p>
          </table:table-cell>
          <table:table-cell office:value-type="string" calcext:value-type="string">
            <text:p>decide to stay in hall or not? Y/N</text:p>
          </table:table-cell>
          <table:table-cell office:value-type="string" calcext:value-type="string">
            <text:p>if user entered “Y” display “  <text:span text:style-name="T1">As you wait, a giant spider drops down in front of you.  Do you touch it or not? Y/N”</text:span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f user entered “N” display “     <text:span text:style-name="T1">You have decided to keep moving, do you want to go down the \"hole\" or \"dig\" through the pile of trash?”</text:span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eceive input touch spider or not (Y/N)</text:p>
          </table:table-cell>
          <table:table-cell office:value-type="string" calcext:value-type="string">
            <text:p>decide to touch the spider or not</text:p>
          </table:table-cell>
          <table:table-cell office:value-type="string" calcext:value-type="string">
            <text:p>if user enters “Y” display  “  <text:span text:style-name="T1">Big mistake!! This is a poisonous spider, and you die a slow painful death”</text:span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f user enteres “N” display “ <text:span text:style-name="T1">"The spider transforms into a zombie and eats your brains.  Too bad for you!”</text:span></text:p>
          </table:table-cell>
        </table:table-row>
        <table:table-row table:style-name="ro1">
          <table:table-cell table:number-columns-repeated="2"/>
          <table:table-cell table:style-name="ce1"/>
        </table:table-row>
        <table:table-row table:style-name="ro1">
          <table:table-cell office:value-type="string" calcext:value-type="string">
            <text:p>receive input “hole” or “dig”</text:p>
          </table:table-cell>
          <table:table-cell office:value-type="string" calcext:value-type="string">
            <text:p>decide to jump in hole or dig in trash pile</text:p>
          </table:table-cell>
          <table:table-cell table:style-name="ce1" office:value-type="string" calcext:value-type="string">
            <text:p><text:span text:style-name="T3">if user enters “dig” display “  </text:span><text:span text:style-name="T4">You rummage through the trash, and you find a magic ring.  You put it on and are transported to a magical fairy realm where you live out the rest of you life in ectasy"</text:span>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<text:span text:style-name="T3">if user enters “hole” display “ </text:span><text:span text:style-name="T4">Mustering all your courage, you jump into the hole, fall for 5 straight minutes, and land in a lake of lava.  Too bad for you."</text:span>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receive input “kitchen”</text:p>
          </table:table-cell>
          <table:table-cell office:value-type="string" calcext:value-type="string">
            <text:p>decide to display either eat sandwich or drink wine question</text:p>
          </table:table-cell>
          <table:table-cell table:style-name="ce2" office:value-type="string" calcext:value-type="string">
            <text:p>if user entered “wine” display "Almost immediately, you start feeling dizzy. <text:s/>Do you polish of the bottle? Y/N”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f user entered “eat” display “<text:span text:style-name="T1">This sandwich tastes great, but as you get to the center, you notice live maggots crawling around. Do you continue eating? Y/N"</text:span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eceive input “drink”</text:p>
          </table:table-cell>
          <table:table-cell office:value-type="string" calcext:value-type="string">
            <text:p>decided to continue drinking? (Y/N)</text:p>
          </table:table-cell>
          <table:table-cell office:value-type="string" calcext:value-type="string">
            <text:p>if user entered “Y” display  “<text:span text:style-name="T1">Unsurprisingly, as you continue to drink the wine, you feel even worse.  You notice everything around you starts looking really big.  \nOh no! You are shrinking down to the size of a mouse</text:span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f user entered “N” display “ <text:span text:style-name="T1">Good call.  You feel better after a few minutes. You head out the front door before things get any worse.  At least you made it out alive!"</text:span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eceive input “eat”</text:p>
          </table:table-cell>
          <table:table-cell office:value-type="string" calcext:value-type="string">
            <text:p>decided to continue eating sandwich? (Y/N)</text:p>
          </table:table-cell>
          <table:table-cell office:value-type="string" calcext:value-type="string">
            <text:p>if user entered “Y” display   “<text:span text:style-name="T1">"While gross looking, these are good fresh maggots, and you get a lot of protein and energy.  Well done!"</text:span></text:p>
          </table:table-cell>
        </table:table-row>
        <table:table-row table:style-name="ro1">
          <table:table-cell table:number-columns-repeated="2"/>
          <table:table-cell table:style-name="ce3" office:value-type="string" calcext:value-type="string">
            <text:p><text:span text:style-name="T5">if user entered “N” display “   </text:span><text:span text:style-name="T6">"You put the sandwich down, then it slowly starts transforming in a pile of gold.  You grab it, head out the front door, and sell it for a pile of cash!"</text:span><text:span text:style-name="T7">);</text:span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6T13:26:55.950944861</meta:creation-date>
    <dc:date>2017-07-26T14:34:28.499260397</dc:date>
    <meta:editing-duration>PT2M41S</meta:editing-duration>
    <meta:editing-cycles>1</meta:editing-cycles>
    <meta:document-statistic meta:table-count="1" meta:cell-count="32" meta:object-count="0"/>
    <meta:generator>LibreOffice/5.3.1.2$Linux_X86_64 LibreOffice_project/30m0$Build-2</meta:generator>
  </office:meta>
</office:document-meta>
</file>